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309cm" style:rel-column-width="8900*"/>
    </style:style>
    <style:style style:name="Tableau1.B" style:family="table-column">
      <style:table-column-properties style:column-width="6.191cm" style:rel-column-width="23866*"/>
    </style:style>
    <style:style style:name="Tableau1.C" style:family="table-column">
      <style:table-column-properties style:column-width="2.3cm" style:rel-column-width="8866*"/>
    </style:style>
    <style:style style:name="Tableau1.D" style:family="table-column">
      <style:table-column-properties style:column-width="6.2cm" style:rel-column-width="23903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style:min-row-height="0.619cm"/>
    </style:style>
    <style:style style:name="P1" style:family="paragraph" style:parent-style-name="Text_20_body">
      <style:paragraph-properties fo:text-align="start" style:justify-single-word="false"/>
      <style:text-properties officeooo:paragraph-rsid="001877f9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5e68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b4cc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d4b1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9beb" officeooo:paragraph-rsid="00159be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e686" officeooo:paragraph-rsid="0015e686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5.618cm"/>
          <style:tab-stop style:position="6.389cm"/>
        </style:tab-stops>
      </style:paragraph-properties>
      <style:text-properties style:font-name="Times New Roman" fo:font-size="12pt" fo:font-weight="normal" officeooo:rsid="0015e686" officeooo:paragraph-rsid="0015e68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732e0" officeooo:paragraph-rsid="001732e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877f9" officeooo:paragraph-rsid="001877f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59beb" officeooo:paragraph-rsid="00159beb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59beb" officeooo:paragraph-rsid="00159be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5e686" officeooo:paragraph-rsid="0015e686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5.618cm"/>
          <style:tab-stop style:position="6.389cm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15e686" officeooo:paragraph-rsid="0015e68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877f9" officeooo:paragraph-rsid="001877f9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-0.101cm" fo:margin-right="0cm" fo:text-align="start" style:justify-single-word="false" fo:text-indent="0cm" style:auto-text-indent="false" fo:background-color="transparent">
        <style:tab-stops>
          <style:tab-stop style:position="5.618cm"/>
          <style:tab-stop style:position="6.389cm"/>
        </style:tab-stops>
      </style:paragraph-properties>
      <style:text-properties style:font-name="Times New Roman" fo:font-size="12pt" style:text-underline-style="none" fo:font-weight="normal" officeooo:rsid="001732e0" officeooo:paragraph-rsid="001732e0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59beb" officeooo:paragraph-rsid="00159b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4b89f" officeooo:paragraph-rsid="0024b8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e686" officeooo:paragraph-rsid="0015e686" style:font-size-asian="12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-0.101cm" fo:margin-right="0cm" fo:text-align="start" style:justify-single-word="false" fo:text-indent="0cm" style:auto-text-indent="false" style:page-number="auto" fo:background-color="transparent">
        <style:tab-stops>
          <style:tab-stop style:position="5.618cm"/>
          <style:tab-stop style:position="6.389cm"/>
        </style:tab-stops>
      </style:paragraph-properties>
      <style:text-properties style:font-name="Times New Roman" fo:font-size="12pt" fo:font-weight="normal" officeooo:rsid="0015e686" officeooo:paragraph-rsid="0015e686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="none"/>
      <style:paragraph-properties fo:text-align="start" style:justify-single-word="false" fo:background-color="transparent">
        <style:tab-stops>
          <style:tab-stop style:position="5.618cm"/>
          <style:tab-stop style:position="6.389cm"/>
        </style:tab-stops>
      </style:paragraph-properties>
      <style:text-properties style:font-name="Times New Roman" fo:font-size="12pt" fo:font-weight="normal" officeooo:rsid="0029dffb" officeooo:paragraph-rsid="0029dffb" style:font-size-asian="12pt" style:font-weight-asian="normal" style:font-size-complex="12pt" style:font-weight-complex="normal"/>
    </style:style>
    <style:style style:name="T1" style:family="text">
      <style:text-properties officeooo:rsid="00159beb"/>
    </style:style>
    <style:style style:name="T2" style:family="text">
      <style:text-properties officeooo:rsid="0015e686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variant="normal" fo:text-transform="none" fo:color="#000000" loext:opacity="100%" fo:letter-spacing="normal" fo:font-style="normal"/>
    </style:style>
    <style:style style:name="T5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/>
    </style:style>
    <style:style style:name="T6" style:family="text">
      <style:text-properties fo:font-variant="normal" fo:text-transform="none" fo:color="#000000" loext:opacity="100%" fo:letter-spacing="normal" fo:font-style="normal" officeooo:rsid="0015e686"/>
    </style:style>
    <style:style style:name="T7" style:family="text">
      <style:text-properties fo:font-variant="normal" fo:text-transform="none" fo:color="#000000" loext:opacity="100%" fo:letter-spacing="normal" fo:font-style="normal" officeooo:rsid="001b4cc8"/>
    </style:style>
    <style:style style:name="T8" style:family="text">
      <style:text-properties fo:font-variant="normal" fo:text-transform="none" fo:color="#000000" loext:opacity="100%" fo:letter-spacing="normal" fo:font-style="normal" officeooo:rsid="0029dffb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ac09f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877f9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9dffb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af663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c8813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e424e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ef4fd" style:font-size-asian="12pt" style:font-weight-asian="normal" style:font-size-complex="12pt" style:font-weight-complex="normal"/>
    </style:style>
    <style:style style:name="T17" style:family="text">
      <style:text-properties style:text-underline-style="none" officeooo:rsid="0015e686"/>
    </style:style>
    <style:style style:name="T18" style:family="text">
      <style:text-properties officeooo:rsid="00179a0f"/>
    </style:style>
    <style:style style:name="T19" style:family="text">
      <style:text-properties fo:text-transform="uppercase" fo:color="#0000ff" loext:opacity="100%" style:font-name="Times New Roman" fo:font-size="12pt" fo:letter-spacing="normal" fo:font-style="normal" fo:font-weight="normal" officeooo:rsid="001877f9" style:font-size-asian="12pt" style:font-weight-asian="normal" style:font-size-complex="12pt" style:font-weight-complex="normal"/>
    </style:style>
    <style:style style:name="T20" style:family="text">
      <style:text-properties officeooo:rsid="001b4cc8"/>
    </style:style>
    <style:style style:name="T21" style:family="text">
      <style:text-properties officeooo:rsid="001d4b1d"/>
    </style:style>
    <style:style style:name="T22" style:family="text">
      <style:text-properties officeooo:rsid="0024b89f"/>
    </style:style>
    <style:style style:name="T23" style:family="text">
      <style:text-properties officeooo:rsid="002651e1"/>
    </style:style>
    <style:style style:name="T24" style:family="text">
      <style:text-properties officeooo:rsid="0027fba1"/>
    </style:style>
    <style:style style:name="T25" style:family="text">
      <style:text-properties officeooo:rsid="0029dff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) Numbe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9">542</text:p>
          </table:table-cell>
          <table:table-cell table:style-name="Tableau1.A1" office:value-type="string">
            <text:p text:style-name="P22">Five hundred and forty two</text:p>
          </table:table-cell>
          <table:table-cell table:style-name="Tableau1.A1" office:value-type="string">
            <text:p text:style-name="P19">127569</text:p>
          </table:table-cell>
          <table:table-cell table:style-name="Tableau1.D1" office:value-type="string">
            <text:p text:style-name="P22">1 hundred and 27 thousand 5 hundred and 69</text:p>
          </table:table-cell>
        </table:table-row>
        <table:table-row>
          <table:table-cell table:style-name="Tableau1.A2" office:value-type="string">
            <text:p text:style-name="P19">869</text:p>
          </table:table-cell>
          <table:table-cell table:style-name="Tableau1.A2" office:value-type="string">
            <text:p text:style-name="P22">Eight hundred and sixty nine</text:p>
          </table:table-cell>
          <table:table-cell table:style-name="Tableau1.A2" office:value-type="string">
            <text:p text:style-name="P19">6547253</text:p>
          </table:table-cell>
          <table:table-cell table:style-name="Tableau1.D2" office:value-type="string">
            <text:p text:style-name="P22">6 million 5 hundred </text:p>
          </table:table-cell>
        </table:table-row>
        <table:table-row>
          <table:table-cell table:style-name="Tableau1.A2" office:value-type="string">
            <text:p text:style-name="P19">8749</text:p>
          </table:table-cell>
          <table:table-cell table:style-name="Tableau1.A2" office:value-type="string">
            <text:p text:style-name="P22">8 thousand 7 hundred and forty 9</text:p>
          </table:table-cell>
          <table:table-cell table:style-name="Tableau1.A2" office:value-type="string">
            <text:p text:style-name="P19">15987213</text:p>
          </table:table-cell>
          <table:table-cell table:style-name="Tableau1.D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9">12647</text:p>
          </table:table-cell>
          <table:table-cell table:style-name="Tableau1.A2" office:value-type="string">
            <text:p text:style-name="P22">12 hundred 6 hundred and</text:p>
          </table:table-cell>
          <table:table-cell table:style-name="Tableau1.A2" office:value-type="string">
            <text:p text:style-name="P19">5,5 %</text:p>
          </table:table-cell>
          <table:table-cell table:style-name="Tableau1.D2" office:value-type="string">
            <text:p text:style-name="P22">5 point 5 percent</text:p>
          </table:table-cell>
        </table:table-row>
        <table:table-row table:style-name="Tableau1.5">
          <table:table-cell table:style-name="Tableau1.A2" office:value-type="string">
            <text:p text:style-name="P19">30196</text:p>
          </table:table-cell>
          <table:table-cell table:style-name="Tableau1.A2" office:value-type="string">
            <text:p text:style-name="P22">30 thousand 1 hundred and </text:p>
          </table:table-cell>
          <table:table-cell table:style-name="Tableau1.A2" office:value-type="string">
            <text:p text:style-name="P19">0,9 %</text:p>
          </table:table-cell>
          <table:table-cell table:style-name="Tableau1.D2" office:value-type="string">
            <text:p text:style-name="P22">0 point 9 percent</text:p>
          </table:table-cell>
        </table:table-row>
      </table:table>
      <text:p text:style-name="P3"/>
      <text:p text:style-name="P12">I<text:span text:style-name="T1">I) Dates :</text:span></text:p>
      <text:p text:style-name="P3"/>
      <text:p text:style-name="P7">a ; What is the date today ? <text:span text:style-name="T22">Friday october the eighteenth 2024 <text:s text:c="3"/>(2006 → twenty o six)</text:span></text:p>
      <text:p text:style-name="P7">b. When is your birthday ? </text:p>
      <text:p text:style-name="P7">c. When is Halloween ? <text:span text:style-name="T22">The thirsty first of october</text:span></text:p>
      <text:p text:style-name="P7">d. When is the American national holiday celebrated? <text:span text:style-name="T22">The forth of july </text:span></text:p>
      <text:p text:style-name="P7">e. When will you be on holidays next ? <text:span text:style-name="T22">October the 26 </text:span></text:p>
      <text:p text:style-name="P7"/>
      <text:p text:style-name="P13">III) Times :</text:p>
      <text:p text:style-name="P7"><text:s/>  <text:s text:c="10"/>: <text:span text:style-name="T22">american / british</text:span> </text:p>
      <text:p text:style-name="P7">a. 10:1<text:span text:style-name="T2">5 : </text:span><text:span text:style-name="T22">ten fifteen am / <text:s/></text:span><text:span text:style-name="T24">forty five to eleven am</text:span></text:p>
      <text:p text:style-name="P8">b. 11:45 : <text:span text:style-name="T22">eleven forty five am / </text:span><text:span text:style-name="T24">fifteen to 12 am</text:span></text:p>
      <text:p text:style-name="P8">c . 9:35 : <text:span text:style-name="T22">nine thirsty five am / </text:span><text:span text:style-name="T24">twenty five to ten am</text:span></text:p>
      <text:p text:style-name="P8">d. 16:30 : <text:span text:style-name="T22">fo</text:span><text:span text:style-name="T23">ur thirsty pm / </text:span><text:span text:style-name="T24">thirsty to five</text:span></text:p>
      <text:p text:style-name="P8">e: 21:40 : <text:span text:style-name="T23">nine fourty pm / <text:s/></text:span><text:span text:style-name="T24">twenty to ten pm</text:span></text:p>
      <text:p text:style-name="P8"/>
      <text:p text:style-name="P15">IV) Questions :</text:p>
      <text:p text:style-name="P15"/>
      <text:p text:style-name="P4"><text:span text:style-name="T17">a . </text:span><text:span text:style-name="T4">He went </text:span><text:span text:style-name="T5">to the bakery</text:span><text:span text:style-name="T4">.</text:span> <text:span text:style-name="T25">Where did he go ? </text:span></text:p>
      <text:p text:style-name="P4"><text:span text:style-name="T2">b. </text:span><text:span text:style-name="T4">They got to the airport </text:span><text:span text:style-name="T5">by taxi</text:span><text:span text:style-name="T4">.</text:span> H<text:span text:style-name="T25">ow did they get to the airport ?</text:span></text:p>
      <text:p text:style-name="P4"><text:span text:style-name="T2">c. </text:span><text:span text:style-name="T4">They go shopping </text:span><text:span text:style-name="T5">once a week</text:span><text:span text:style-name="T4">. </text:span><text:span text:style-name="T8">How often do they go shopping ?</text:span></text:p>
      <text:p text:style-name="P4"><text:span text:style-name="T2">d. </text:span><text:span text:style-name="T5">Jane</text:span><text:span text:style-name="T3"> </text:span><text:span text:style-name="T4">opened the door. </text:span><text:span text:style-name="T8">Who opened the door ?</text:span></text:p>
      <text:p text:style-name="P4"><text:span text:style-name="T2">e. </text:span><text:span text:style-name="T4">They have got </text:span><text:span text:style-name="T5">five</text:span><text:span text:style-name="T3"> </text:span><text:span text:style-name="T4">cats.</text:span> H<text:span text:style-name="T25">ow many cat do they have ?</text:span></text:p>
      <text:p text:style-name="P4"><text:span text:style-name="T2">f. </text:span><text:span text:style-name="T4">They sell </text:span><text:span text:style-name="T5">20</text:span><text:span text:style-name="T3"> </text:span><text:span text:style-name="T4">kilos of sugar a day.</text:span> H<text:span text:style-name="T25">ow many kilos of sugar do they sell ?</text:span></text:p>
      <text:p text:style-name="P4"><text:span text:style-name="T6">g. </text:span><text:span text:style-name="T4">She found </text:span><text:span text:style-name="T5">Pamela's</text:span><text:span text:style-name="T3"> </text:span><text:span text:style-name="T4">key.</text:span> <text:s/><text:span text:style-name="T25">How’s key did she find ?</text:span></text:p>
      <text:p text:style-name="P4"><text:span text:style-name="T2">h. </text:span><text:span text:style-name="T4">They came late </text:span><text:span text:style-name="T5">because they had caused an accident</text:span><text:span text:style-name="T4">.</text:span> W<text:span text:style-name="T25">hy did they came late ?</text:span></text:p>
      <text:p text:style-name="P4"/>
      <text:p text:style-name="P15">V) Polite requests :</text:p>
      <text:p text:style-name="P8">Ask politely/ vary the forms :</text:p>
      <text:p text:style-name="P24">Repeat/ Open the window/ Lend a pen/ Speak louder/ Leave a message/ Set up a meeting</text:p>
      <text:list text:style-name="L1">
        <text:list-item>
          <text:p text:style-name="P25">could you/ may i ask you to repeat</text:p>
        </text:list-item>
      </text:list>
      <text:p text:style-name="P9"/>
      <text:p text:style-name="P16">VI) Phone Vocabulary :</text:p>
      <text:p text:style-name="P18">a. Mrs Smith à l’appareil, en quoi puis-je vous être utile ?</text:p>
      <text:p text:style-name="P18">b. C’est de la part de qui ?</text:p>
      <text:p text:style-name="P10">c. Attendez-un instant, je vais voir si elle est disponible.</text:p>
      <text:p text:style-name="P10">d. Je vous la passe !</text:p>
      <text:p text:style-name="P10">e. Elle n’est pas disponib<text:span text:style-name="T18">le, elle est en rendez-vous professionnel.</text:span></text:p>
      <text:p text:style-name="P11">f. De la part de qui appelez-vous ? De la part de mon employeur.</text:p>
      <text:p text:style-name="P11">g. Pourriez-vous me donner vos coordonnés ?</text:p>
      <text:p text:style-name="P11">h. Pourriez-vous épeler votre nom  de famille?</text:p>
      <text:p text:style-name="P3"><text:soft-page-break/></text:p>
      <text:p text:style-name="P3"/>
      <text:p text:style-name="P17">VII) Irregular verbs :</text:p>
      <text:p text:style-name="P11"/>
      <text:p text:style-name="P1"><text:span text:style-name="T10">1) </text:span><text:span text:style-name="T11">Two years ago Trisha's firm </text:span><text:bookmark text:name="GapSpan0"/><text:span text:style-name="T19"> </text:span><text:span text:style-name="T11">(</text:span><text:span text:style-name="Strong_20_Emphasis"><text:span text:style-name="T12">made</text:span></text:span><text:span text:style-name="T11">) the mistake of sending her to Germany. Although she </text:span><text:bookmark text:name="GapSpan1"/><text:span text:style-name="T11"> (</text:span><text:span text:style-name="Strong_20_Emphasis"><text:span text:style-name="T12">had studied</text:span></text:span><text:span text:style-name="T11">) German at school, she so</text:span><text:span text:style-name="T13">h</text:span><text:span text:style-name="T11">on </text:span><text:bookmark text:name="GapSpan2"/><text:span text:style-name="T11"> (</text:span><text:span text:style-name="Strong_20_Emphasis"><text:span text:style-name="T12">discovered </text:span></text:span><text:span text:style-name="T11">) that she </text:span><text:bookmark text:name="GapSpan3"/><text:span text:style-name="T11"> (</text:span><text:span text:style-name="Strong_20_Emphasis"><text:span text:style-name="T12">could not</text:span></text:span><text:span text:style-name="T11">) remember very much. She </text:span><text:bookmark text:name="GapSpan4"/><text:span text:style-name="T11"> (</text:span><text:span text:style-name="Strong_20_Emphasis"><text:span text:style-name="T12">missed</text:span></text:span><text:span text:style-name="T11">) an important meeting because she </text:span><text:bookmark text:name="GapSpan5"/><text:span text:style-name="T11"> (</text:span><text:span text:style-name="Strong_20_Emphasis"><text:span text:style-name="T13">had forgotten</text:span></text:span><text:span text:style-name="T11">) that </text:span><text:span text:style-name="Emphasis"><text:span text:style-name="T11">"halb neun</text:span></text:span><text:span text:style-name="T11">" in German </text:span><text:bookmark text:name="GapSpan6"/><text:span text:style-name="T11"> (</text:span><text:span text:style-name="Strong_20_Emphasis"><text:span text:style-name="T13">means</text:span></text:span><text:span text:style-name="T11">) half past eight </text:span><text:span text:style-name="T13">(8h30 ; 15 = quarter) </text:span><text:span text:style-name="T11">in English. So while she </text:span><text:bookmark text:name="GapSpan7"/><text:span text:style-name="T11"> (</text:span><text:span text:style-name="Strong_20_Emphasis"><text:span text:style-name="T14">was</text:span></text:span><text:span text:style-name="T11">) breakfast her colleagues </text:span><text:bookmark text:name="GapSpan8"/><text:span text:style-name="T11"> (</text:span><text:span text:style-name="Strong_20_Emphasis"><text:span text:style-name="T11">BE</text:span></text:span><text:span text:style-name="T11">) already at the meeting. When she arrived "on time" , the meeting </text:span><text:bookmark text:name="GapSpan9"/><text:span text:style-name="T11"> (</text:span><text:span text:style-name="T14">had </text:span><text:span text:style-name="Strong_20_Emphasis"><text:span text:style-name="T11">ALREADY </text:span></text:span><text:span text:style-name="Strong_20_Emphasis"><text:span text:style-name="T14">finished </text:span></text:span><text:span text:style-name="T11">).</text:span></text:p>
      <text:p text:style-name="P2"><text:span text:style-name="T9">When she got back to England, Trisha </text:span><text:bookmark text:name="GapSpan10"/><text:span text:style-name="T9"> (</text:span><text:span text:style-name="Strong_20_Emphasis"><text:span text:style-name="T14">joined</text:span></text:span><text:span text:style-name="T9">) a German course at her local college. While she </text:span><text:bookmark text:name="GapSpan11"/><text:span text:style-name="T9"> (</text:span><text:span text:style-name="Strong_20_Emphasis"><text:span text:style-name="T15">is driving </text:span></text:span><text:span text:style-name="T9">) to work every day she </text:span><text:bookmark text:name="GapSpan12"/><text:span text:style-name="T9"> (</text:span><text:span text:style-name="Strong_20_Emphasis"><text:span text:style-name="T15">is listenning</text:span></text:span><text:span text:style-name="T9">) to language CDs. In the past few weeks her German </text:span><text:bookmark text:name="GapSpan13"/><text:span text:style-name="T9"> (</text:span><text:span text:style-name="Strong_20_Emphasis"><text:span text:style-name="T16">has improved</text:span></text:span><text:span text:style-name="T9">) a lot and now she </text:span><text:bookmark text:name="GapSpan14"/><text:span text:style-name="T9"> (</text:span><text:span text:style-name="Strong_20_Emphasis"><text:span text:style-name="T16">knows</text:span></text:span><text:span text:style-name="T9">) how to tell the time ! Right now she </text:span><text:bookmark text:name="GapSpan15"/><text:span text:style-name="T9"> (</text:span><text:span text:style-name="Strong_20_Emphasis"><text:span text:style-name="T16">is studying</text:span></text:span><text:span text:style-name="T9">) hard for an examination. Next year Trisha </text:span><text:bookmark text:name="GapSpan16"/><text:span text:style-name="T9"> (</text:span><text:span text:style-name="Strong_20_Emphasis"><text:span text:style-name="T16">plans</text:span></text:span><text:span text:style-name="T9">) to spend her summer holiday in a language school near Munich. After that, she hopes that her company </text:span><text:bookmark text:name="GapSpan17"/><text:span text:style-name="T9"> (</text:span><text:span text:style-name="Strong_20_Emphasis"><text:span text:style-name="T16">will send</text:span></text:span><text:span text:style-name="T9">) her to Germany again.</text:span></text:p>
      <text:p text:style-name="P21"> </text:p>
      <text:p text:style-name="P5"><text:span text:style-name="T20">2) </text:span><text:span text:style-name="T4">The idea of riding a bicycle from Pakistan to China </text:span><text:bookmark text:name="GapSpan01"/><text:span text:style-name="T4">[?]</text:span><text:span text:style-name="T3"> </text:span><text:span text:style-name="T4">(come) to me one day in the early summer of 20</text:span><text:span text:style-name="T7">12</text:span><text:span text:style-name="T4">. I </text:span><text:bookmark text:name="GapSpan18"/><text:span text:style-name="T4">[?]</text:span><text:span text:style-name="T3"> </text:span><text:span text:style-name="T4">(hike) with friends when someone </text:span><text:bookmark text:name="GapSpan21"/><text:span text:style-name="T4">[?]</text:span><text:span text:style-name="T3"> </text:span><text:span text:style-name="T4">(mention) the subject of cycling. At that moment I had a brainwave (1). Why not ride the Karakoram Highway (2), the famous mountain road that runs from Islamabad in Pakistan to Kashgar in China? I </text:span><text:bookmark text:name="GapSpan31"/><text:span text:style-name="T4">[?]</text:span><text:span text:style-name="T3"> </text:span><text:span text:style-name="T4">(do) this trip once before by bus but had found it disappointing as you spend most of the time sitting in the bus.</text:span><text:line-break/><text:line-break/><text:span text:style-name="T4">I had never made a long bike trip before but I </text:span><text:bookmark text:name="GapSpan41"/><text:span text:style-name="T4">[?]</text:span><text:span text:style-name="T3"> </text:span><text:span text:style-name="T4">(be) reasonably fit as I </text:span><text:bookmark text:name="GapSpan51"/><text:span text:style-name="T4">[?]</text:span><text:span text:style-name="T3"> </text:span><text:span text:style-name="T4">(go) running every day. In fact I </text:span><text:bookmark text:name="GapSpan61"/><text:span text:style-name="T4">[?]</text:span><text:span text:style-name="T3"> </text:span><text:span text:style-name="T4">(plan) to take part in a charity walk in Hong Kong later in the year and </text:span><text:bookmark text:name="GapSpan71"/><text:span text:style-name="T4">[?]</text:span><text:span text:style-name="T3"> </text:span><text:span text:style-name="T4">(train) for three months already. However, my annual leave was coming up and I wanted to do something energetic.</text:span><text:line-break/><text:line-break/><text:span text:style-name="T4">That very same evening I went onto the Internet and read everything I could about the journey and about long-distance cycle touring. Then I </text:span><text:bookmark text:name="GapSpan81"/><text:span text:style-name="T4">[?]</text:span><text:span text:style-name="T3"> </text:span><text:span text:style-name="T4">(decide) what kind of bike and equipment to buy and the route I would take. A week later I </text:span><text:bookmark text:name="GapSpan91"/><text:span text:style-name="T4">[?]</text:span><text:span text:style-name="T3"> </text:span><text:span text:style-name="T4">(make) most of my preparations.</text:span><text:line-break/><text:line-break/><text:span text:style-name="T4">I </text:span><text:bookmark text:name="GapSpan101"/><text:span text:style-name="T4">[?]</text:span><text:span text:style-name="T3"> </text:span><text:span text:style-name="T4">(finish) work in the evening on 31 August and immediately </text:span><text:bookmark text:name="GapSpan111"/><text:span text:style-name="T4">[?]</text:span><text:span text:style-name="T3"> </text:span><text:span text:style-name="T4">(fly) to London. There I </text:span><text:bookmark text:name="GapSpan121"/><text:span text:style-name="T4">[?]</text:span><text:span text:style-name="T3"> </text:span><text:span text:style-name="T4">(buy) the bike and made a three-day trip into the countryside to check the equipment and get the feel of riding a bike with a heavy load. A day later I was on the plane to Pakistan.</text:span><text:line-break/><text:line-break/><text:span text:style-name="T4">I </text:span><text:bookmark text:name="GapSpan131"/><text:span text:style-name="T4">[?]</text:span><text:span text:style-name="T3"> </text:span><text:span text:style-name="T4">(arrive) in the capital, Islamabad, in the early morning, unpacked my bike and attached the panniers (3). Then under the curious eyes of other passengers, I </text:span><text:bookmark text:name="GapSpan141"/><text:span text:style-name="T4">[?]</text:span><text:span text:style-name="T3"> </text:span><text:span text:style-name="T4">(climb) into the saddle and cycled out of the airport. What a feeling of freedom and excitement as I turned onto the open road! Over a thousand kilometers of unknown country lay before me and who knew what adventures!</text:span></text:p>
      <text:p text:style-name="P5"/>
      <text:p text:style-name="P6"><text:span text:style-name="T21">3) </text:span><text:span text:style-name="T4">This </text:span><text:bookmark text:name="GapSpan02"/><text:span text:style-name="T4">[?]</text:span><text:span text:style-name="T3"> </text:span><text:span text:style-name="T4">(happen) about five years ago. I </text:span><text:bookmark text:name="GapSpan19"/><text:span text:style-name="T4">[?]</text:span><text:span text:style-name="T3"> </text:span><text:span text:style-name="T4">(come) back home from Turkey where I </text:span><text:bookmark text:name="GapSpan22"/><text:span text:style-name="T4">[?]</text:span><text:span text:style-name="T3"> </text:span><text:span text:style-name="T4">(be) on holiday with some friends who </text:span><text:bookmark text:name="GapSpan32"/><text:span text:style-name="T4">[?]</text:span><text:span text:style-name="T3"> </text:span><text:span text:style-name="T4">(rent) a bungalow in the mountains not for from Ankara, the capital.</text:span><text:line-break/><text:line-break/><text:span text:style-name="T4">Anyway, we </text:span><text:bookmark text:name="GapSpan42"/><text:span text:style-name="T4">[?]</text:span><text:span text:style-name="T3"> </text:span><text:span text:style-name="T4">(sit) in the plane and </text:span><text:bookmark text:name="GapSpan52"/><text:span text:style-name="T4">[?]</text:span><text:span text:style-name="T3"> </text:span><text:span text:style-name="T4">(just / take) off when there </text:span><text:bookmark text:name="GapSpan62"/><text:span text:style-name="T4">[?]</text:span><text:span text:style-name="T3"> </text:span><text:span text:style-name="T4">(be) a loud bang from the right hand side of the plane and I could see a lot of smoke coming from one of the engines. Of course, everyone </text:span><text:bookmark text:name="GapSpan72"/><text:span text:style-name="T4">[?]</text:span><text:span text:style-name="T3"> </text:span><text:span text:style-name="T4">(start) looking around but the plane </text:span><text:bookmark text:name="GapSpan82"/><text:span text:style-name="T3"> </text:span><text:span text:style-name="T4">(carry) on flying normally. And then a few minutes later the pilot </text:span><text:bookmark text:name="GapSpan92"/><text:span text:style-name="T4">[?]</text:span><text:span text:style-name="T3"> </text:span><text:span text:style-name="T4">(come) on to the PA and said there was a problem with one of the engines and we’d have to return to the airport.</text:span><text:line-break/><text:soft-page-break/><text:line-break/><text:span text:style-name="T4">I felt pretty nervous, I can tell you, but I </text:span><text:bookmark text:name="GapSpan102"/><text:span text:style-name="T4">[?]</text:span><text:span text:style-name="T3"> </text:span><text:span text:style-name="T4">(try) to concentrate on my book, and about ten minutes later we </text:span><text:bookmark text:name="GapSpan112"/><text:span text:style-name="T4">[?]</text:span><text:span text:style-name="T3"> </text:span><text:span text:style-name="T4">(land) without any problems. We </text:span><text:bookmark text:name="GapSpan122"/><text:span text:style-name="T3"> </text:span><text:span text:style-name="T4">(have) to wait for about an hour and then we got back on the plane. Actually, it was a different plane and I was pretty relieved that it was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3T08:15:13.582000000</meta:creation-date>
    <dc:date>2024-10-18T11:01:40.505911742</dc:date>
    <meta:editing-duration>PT44M7S</meta:editing-duration>
    <meta:editing-cycles>12</meta:editing-cycles>
    <meta:generator>LibreOffice/24.2.6.2$Linux_X86_64 LibreOffice_project/8e9a753d9daaea75c34b417ba1bdf556bf2fc5b3</meta:generator>
    <meta:document-statistic meta:table-count="1" meta:image-count="0" meta:object-count="0" meta:page-count="3" meta:paragraph-count="61" meta:word-count="1100" meta:character-count="5604" meta:non-whitespace-character-count="4510"/>
  </office:meta>
</office:document-meta>
</file>